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1" style:family="table">
      <style:table-properties style:width="17.59cm" table:align="margins" fo:keep-with-next="always"/>
    </style:style>
    <style:style style:name="Tableau1.A" style:family="table-column">
      <style:table-column-properties style:column-width="8.795cm" style:rel-column-width="32767*"/>
    </style:style>
    <style:style style:name="Tableau1.B" style:family="table-column">
      <style:table-column-properties style:column-width="8.79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13.931cm" style:rel-column-width="51908*"/>
    </style:style>
    <style:style style:name="Table3.B" style:family="table-column">
      <style:table-column-properties style:column-width="1.829cm" style:rel-column-width="6813*"/>
    </style:style>
    <style:style style:name="Table3.C" style:family="table-column">
      <style:table-column-properties style:column-width="1.829cm" style:rel-column-width="6814*"/>
    </style:style>
    <style:style style:name="Table3.A1" style:family="table-cell">
      <style:table-cell-properties fo:padding="0.097cm" fo:border="none"/>
    </style:style>
    <style:style style:name="Tableau2" style:family="table" style:master-page-name="standard_20_paysage">
      <style:table-properties style:width="23.94cm" style:page-number="auto" table:align="margins" fo:keep-with-next="always"/>
    </style:style>
    <style:style style:name="Tableau2.A" style:family="table-column">
      <style:table-column-properties style:column-width="2.087cm" style:rel-column-width="5712*"/>
    </style:style>
    <style:style style:name="Tableau2.B" style:family="table-column">
      <style:table-column-properties style:column-width="3.18cm" style:rel-column-width="8706*"/>
    </style:style>
    <style:style style:name="Tableau2.C" style:family="table-column">
      <style:table-column-properties style:column-width="3.027cm" style:rel-column-width="8286*"/>
    </style:style>
    <style:style style:name="Tableau2.D" style:family="table-column">
      <style:table-column-properties style:column-width="8.472cm" style:rel-column-width="23192*"/>
    </style:style>
    <style:style style:name="Tableau2.E" style:family="table-column">
      <style:table-column-properties style:column-width="7.174cm" style:rel-column-width="19639*"/>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3" style:family="table">
      <style:table-properties style:width="17.59cm" table:align="margins"/>
    </style:style>
    <style:style style:name="Tableau3.A" style:family="table-column">
      <style:table-column-properties style:column-width="13.931cm" style:rel-column-width="51908*"/>
    </style:style>
    <style:style style:name="Tableau3.B" style:family="table-column">
      <style:table-column-properties style:column-width="1.829cm" style:rel-column-width="6813*"/>
    </style:style>
    <style:style style:name="Tableau3.C" style:family="table-column">
      <style:table-column-properties style:column-width="1.829cm" style:rel-column-width="6814*"/>
    </style:style>
    <style:style style:name="Tableau3.A1" style:family="table-cell">
      <style:table-cell-properties style:vertical-align="" fo:padding="0.097cm" fo:border="none"/>
    </style:style>
    <style:style style:name="Tableau3.B1" style:family="table-cell">
      <style:table-cell-properties fo:padding="0.097cm" fo:border="none"/>
    </style:style>
    <style:style style:name="Tableau3.C1" style:family="table-cell">
      <style:table-cell-properties fo:padding="0.097cm" fo:border="none"/>
    </style:style>
    <style:style style:name="Tableau3.A2" style:family="table-cell">
      <style:table-cell-properties fo:padding="0.097cm" fo:border="none"/>
    </style:style>
    <style:style style:name="Tableau3.B2" style:family="table-cell">
      <style:table-cell-properties fo:padding="0.097cm" fo:border="none"/>
    </style:style>
    <style:style style:name="Tableau3.C2"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3.931cm" style:rel-column-width="51908*"/>
    </style:style>
    <style:style style:name="Tableau4.B" style:family="table-column">
      <style:table-column-properties style:column-width="1.829cm" style:rel-column-width="6813*"/>
    </style:style>
    <style:style style:name="Tableau4.C" style:family="table-column">
      <style:table-column-properties style:column-width="1.829cm" style:rel-column-width="6814*"/>
    </style:style>
    <style:style style:name="Tableau4.A1" style:family="table-cell">
      <style:table-cell-properties style:vertical-align="" fo:padding="0.097cm" fo:border="none"/>
    </style:style>
    <style:style style:name="Tableau4.B1" style:family="table-cell">
      <style:table-cell-properties fo:padding="0.097cm" fo:border="none"/>
    </style:style>
    <style:style style:name="Tableau4.C1" style:family="table-cell">
      <style:table-cell-properties fo:padding="0.097cm" fo:border="none"/>
    </style:style>
    <style:style style:name="Tableau5" style:family="table">
      <style:table-properties style:width="17.59cm" table:align="margins"/>
    </style:style>
    <style:style style:name="Tableau5.A" style:family="table-column">
      <style:table-column-properties style:column-width="13.931cm" style:rel-column-width="51908*"/>
    </style:style>
    <style:style style:name="Tableau5.B" style:family="table-column">
      <style:table-column-properties style:column-width="1.829cm" style:rel-column-width="6813*"/>
    </style:style>
    <style:style style:name="Tableau5.C" style:family="table-column">
      <style:table-column-properties style:column-width="1.829cm" style:rel-column-width="6814*"/>
    </style:style>
    <style:style style:name="Tableau5.A1" style:family="table-cell">
      <style:table-cell-properties style:vertical-align="" fo:padding="0.097cm" fo:border="none"/>
    </style:style>
    <style:style style:name="Tableau5.B1" style:family="table-cell">
      <style:table-cell-properties fo:padding="0.097cm" fo:border="none"/>
    </style:style>
    <style:style style:name="Tableau5.C1" style:family="table-cell">
      <style:table-cell-properties fo:padding="0.097cm" fo:border="none"/>
    </style:style>
    <style:style style:name="Tableau6" style:family="table">
      <style:table-properties style:width="17.59cm" table:align="margins"/>
    </style:style>
    <style:style style:name="Tableau6.A" style:family="table-column">
      <style:table-column-properties style:column-width="13.931cm" style:rel-column-width="51908*"/>
    </style:style>
    <style:style style:name="Tableau6.B" style:family="table-column">
      <style:table-column-properties style:column-width="1.829cm" style:rel-column-width="6813*"/>
    </style:style>
    <style:style style:name="Tableau6.C" style:family="table-column">
      <style:table-column-properties style:column-width="1.829cm" style:rel-column-width="6814*"/>
    </style:style>
    <style:style style:name="Tableau6.A1" style:family="table-cell">
      <style:table-cell-properties style:vertical-align="" fo:padding="0.097cm" fo:border="none"/>
    </style:style>
    <style:style style:name="Tableau6.B1" style:family="table-cell">
      <style:table-cell-properties fo:padding="0.097cm" fo:border="none"/>
    </style:style>
    <style:style style:name="Tableau6.C1" style:family="table-cell">
      <style:table-cell-properties fo:padding="0.097cm" fo:border="none"/>
    </style:style>
    <style:style style:name="Tableau6.B2" style:family="table-cell">
      <style:table-cell-properties fo:padding="0.097cm" fo:border="none"/>
    </style:style>
    <style:style style:name="Tableau6.C2" style:family="table-cell">
      <style:table-cell-properties fo:padding="0.097cm" fo:border="none"/>
    </style:style>
    <style:style style:name="Tableau6.B3" style:family="table-cell">
      <style:table-cell-properties fo:padding="0.097cm" fo:border="none"/>
    </style:style>
    <style:style style:name="Tableau6.C3"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3.508cm" style:rel-column-width="50327*"/>
    </style:style>
    <style:style style:name="Résultats.B" style:family="table-column">
      <style:table-column-properties style:column-width="4.082cm" style:rel-column-width="15208*"/>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Résultats.A6"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4" style:family="paragraph" style:parent-style-name="Table_20_Contents">
      <style:paragraph-properties fo:text-align="justify" style:justify-single-word="false"/>
      <style:text-properties style:font-name="FreeSerif" style:font-size-asian="10.5pt"/>
    </style:style>
    <style:style style:name="P5" style:family="paragraph" style:parent-style-name="Table_20_Contents">
      <style:paragraph-properties fo:text-align="justify" style:justify-single-word="false"/>
      <style:text-properties style:font-name="FreeSerif" officeooo:rsid="0021bd2e" officeooo:paragraph-rsid="0021bd2e" style:font-size-asian="10.5pt"/>
    </style:style>
    <style:style style:name="P6" style:family="paragraph" style:parent-style-name="Table_20_Contents">
      <style:paragraph-properties fo:text-align="justify" style:justify-single-word="false"/>
      <style:text-properties style:font-name="FreeSerif" fo:font-weight="bold" style:font-size-asian="10.5pt" style:font-weight-asian="bold" style:font-weight-complex="bold"/>
    </style:style>
    <style:style style:name="P7" style:family="paragraph" style:parent-style-name="Table_20_Heading">
      <style:text-properties style:font-name="FreeSerif" style:font-size-asian="10.5pt"/>
    </style:style>
    <style:style style:name="P8" style:family="paragraph" style:parent-style-name="Text_20_body">
      <style:paragraph-properties fo:text-align="start" style:justify-single-word="false"/>
    </style:style>
    <style:style style:name="P9" style:family="paragraph" style:parent-style-name="Text_20_body">
      <style:text-properties officeooo:paragraph-rsid="00160b81"/>
    </style:style>
    <style:style style:name="P10" style:family="paragraph" style:parent-style-name="Text_20_body">
      <style:text-properties officeooo:paragraph-rsid="001dceef"/>
    </style:style>
    <style:style style:name="P11" style:family="paragraph" style:parent-style-name="code">
      <style:text-properties fo:font-size="9pt" style:font-size-asian="9pt" style:font-size-complex="9pt"/>
    </style:style>
    <style:style style:name="P12" style:family="paragraph" style:parent-style-name="Heading_20_1" style:master-page-name="Standard">
      <style:paragraph-properties style:page-number="auto"/>
    </style:style>
    <style:style style:name="P13" style:family="paragraph" style:parent-style-name="Heading_20_1">
      <style:paragraph-properties fo:break-before="page"/>
    </style:style>
    <style:style style:name="P14" style:family="paragraph" style:parent-style-name="Table_20_Contents">
      <style:paragraph-properties fo:text-align="justify" style:justify-single-word="false"/>
      <style:text-properties style:font-name="FreeSerif" officeooo:rsid="00218e22" officeooo:paragraph-rsid="00218e22" style:font-size-asian="10.5pt"/>
    </style:style>
    <style:style style:name="P15" style:family="paragraph" style:parent-style-name="Table_20_Contents">
      <style:paragraph-properties fo:text-align="justify" style:justify-single-word="false"/>
      <style:text-properties style:font-name="FreeSerif" officeooo:rsid="00365be8" officeooo:paragraph-rsid="00365be8" style:font-size-asian="10.5pt"/>
    </style:style>
    <style:style style:name="P16" style:family="paragraph" style:parent-style-name="Table_20_Contents">
      <style:paragraph-properties fo:text-align="justify" style:justify-single-word="false"/>
      <style:text-properties style:font-name="FreeSerif" officeooo:rsid="0037428c" officeooo:paragraph-rsid="0037428c" style:font-size-asian="10.5pt"/>
    </style:style>
    <style:style style:name="P17" style:family="paragraph" style:parent-style-name="Table_20_Contents">
      <style:paragraph-properties fo:text-align="justify" style:justify-single-word="false"/>
      <style:text-properties style:font-name="FreeSerif" officeooo:rsid="0037e558" officeooo:paragraph-rsid="0037e558" style:font-size-asian="10.5pt"/>
    </style:style>
    <style:style style:name="P18" style:family="paragraph" style:parent-style-name="Table_20_Contents">
      <style:paragraph-properties fo:text-align="justify" style:justify-single-word="false"/>
      <style:text-properties style:font-name="FreeSerif" officeooo:rsid="0037e960" officeooo:paragraph-rsid="0037e960" style:font-size-asian="10.5pt"/>
    </style:style>
    <style:style style:name="P19" style:family="paragraph" style:parent-style-name="Table_20_Contents">
      <style:paragraph-properties fo:text-align="justify" style:justify-single-word="false"/>
      <style:text-properties style:font-name="FreeSerif" officeooo:rsid="00392c98" officeooo:paragraph-rsid="00392c98" style:font-size-asian="10.5pt"/>
    </style:style>
    <style:style style:name="P20" style:family="paragraph" style:parent-style-name="Table_20_Contents">
      <style:paragraph-properties fo:text-align="justify" style:justify-single-word="false"/>
      <style:text-properties style:font-name="FreeSerif" officeooo:rsid="003b6d78" officeooo:paragraph-rsid="003b6d78" style:font-size-asian="10.5pt"/>
    </style:style>
    <style:style style:name="P21" style:family="paragraph" style:parent-style-name="Table_20_Contents">
      <style:paragraph-properties fo:text-align="justify" style:justify-single-word="false"/>
      <style:text-properties style:font-name="FreeSerif" officeooo:rsid="003dcf48" officeooo:paragraph-rsid="003dcf48" style:font-size-asian="10.5pt"/>
    </style:style>
    <style:style style:name="P22" style:family="paragraph" style:parent-style-name="Table_20_Contents">
      <style:paragraph-properties fo:text-align="justify" style:justify-single-word="false"/>
      <style:text-properties style:font-name="FreeSerif" officeooo:rsid="00418f70" officeooo:paragraph-rsid="00418f70" style:font-size-asian="10.5pt"/>
    </style:style>
    <style:style style:name="P23" style:family="paragraph" style:parent-style-name="Table_20_Contents">
      <style:paragraph-properties fo:text-align="justify" style:justify-single-word="false"/>
      <style:text-properties style:font-name="FreeSerif" officeooo:rsid="004e37db" officeooo:paragraph-rsid="004e37db" style:font-size-asian="10.5pt"/>
    </style:style>
    <style:style style:name="P24" style:family="paragraph" style:parent-style-name="Table_20_Contents">
      <style:paragraph-properties fo:text-align="justify" style:justify-single-word="false"/>
      <style:text-properties style:font-name="FreeSerif" officeooo:rsid="0050e51a" officeooo:paragraph-rsid="0050e51a" style:font-size-asian="10.5pt"/>
    </style:style>
    <style:style style:name="P25" style:family="paragraph" style:parent-style-name="Table_20_Contents">
      <style:paragraph-properties fo:text-align="justify" style:justify-single-word="false"/>
      <style:text-properties style:font-name="FreeSerif" officeooo:rsid="00545c53" officeooo:paragraph-rsid="00545c53" style:font-size-asian="10.5pt"/>
    </style:style>
    <style:style style:name="P26" style:family="paragraph" style:parent-style-name="Table_20_Contents">
      <style:paragraph-properties fo:text-align="justify" style:justify-single-word="false"/>
      <style:text-properties style:font-name="FreeSerif" officeooo:rsid="00567e0e" officeooo:paragraph-rsid="00567e0e" style:font-size-asian="10.5pt"/>
    </style:style>
    <style:style style:name="P27" style:family="paragraph" style:parent-style-name="Table_20_Contents">
      <style:paragraph-properties fo:text-align="justify" style:justify-single-word="false"/>
      <style:text-properties style:font-name="FreeSerif" officeooo:rsid="006118c7" officeooo:paragraph-rsid="006118c7" style:font-size-asian="10.5pt"/>
    </style:style>
    <style:style style:name="P28" style:family="paragraph" style:parent-style-name="Table_20_Contents">
      <style:paragraph-properties fo:text-align="justify" style:justify-single-word="false"/>
      <style:text-properties style:font-name="FreeSerif" officeooo:rsid="006e52f2" officeooo:paragraph-rsid="006e52f2" style:font-size-asian="10.5pt"/>
    </style:style>
    <style:style style:name="P29" style:family="paragraph" style:parent-style-name="Table_20_Contents">
      <style:paragraph-properties fo:text-align="justify" style:justify-single-word="false"/>
      <style:text-properties style:font-name="FreeSerif" officeooo:rsid="00746f9e" officeooo:paragraph-rsid="00746f9e" style:font-size-asian="10.5pt"/>
    </style:style>
    <style:style style:name="P30" style:family="paragraph" style:parent-style-name="enum" style:list-style-name="L1"/>
    <style:style style:name="P31" style:family="paragraph" style:parent-style-name="enum" style:list-style-name="L1">
      <style:text-properties fo:font-weight="normal" style:font-weight-asian="normal" style:font-weight-complex="normal"/>
    </style:style>
    <style:style style:name="P32" style:family="paragraph" style:parent-style-name="enum" style:list-style-name="L1">
      <style:text-properties officeooo:rsid="0018e801" officeooo:paragraph-rsid="0018e801"/>
    </style:style>
    <style:style style:name="P33" style:family="paragraph" style:parent-style-name="enum" style:list-style-name="L1">
      <style:text-properties fo:language="fr" fo:country="CA" fo:font-weight="bold" style:language-asian="zh" style:country-asian="CN" style:font-weight-asian="bold" style:language-complex="ar" style:country-complex="SA" style:font-weight-complex="bold"/>
    </style:style>
    <style:style style:name="P34" style:family="paragraph" style:parent-style-name="enum" style:list-style-name="L1">
      <style:text-properties fo:language="fr" fo:country="CA" style:language-asian="zh" style:country-asian="CN" style:language-complex="ar" style:country-complex="SA"/>
    </style:style>
    <style:style style:name="P35" style:family="paragraph" style:parent-style-name="Text_20_body" style:list-style-name="L2"/>
    <style:style style:name="T1" style:family="text">
      <style:text-properties fo:language="fr" fo:country="CA" style:language-asian="zh" style:country-asian="CN" style:language-complex="ar" style:country-complex="SA"/>
    </style:style>
    <style:style style:name="T2" style:family="text">
      <style:text-properties style:font-name="FreeMono1" fo:font-size="10pt" style:font-size-asian="10pt" style:font-size-complex="10pt"/>
    </style:style>
    <style:style style:name="T3" style:family="text">
      <style:text-properties style:font-name="FreeMono1" fo:font-size="10pt" officeooo:rsid="0020f17b" style:font-size-asian="10pt" style:font-size-complex="10pt"/>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weight="bold" officeooo:rsid="001f8064" style:font-weight-asian="bold" style:font-weight-complex="bold"/>
    </style:style>
    <style:style style:name="T7" style:family="text">
      <style:text-properties officeooo:rsid="0014d372"/>
    </style:style>
    <style:style style:name="T8" style:family="text">
      <style:text-properties officeooo:rsid="00160b81"/>
    </style:style>
    <style:style style:name="T9" style:family="text">
      <style:text-properties officeooo:rsid="001863f4"/>
    </style:style>
    <style:style style:name="T10" style:family="text">
      <style:text-properties officeooo:rsid="0019225b"/>
    </style:style>
    <style:style style:name="T11" style:family="text">
      <style:text-properties fo:font-style="normal" style:font-style-asian="normal" style:font-style-complex="normal"/>
    </style:style>
    <style:style style:name="T12" style:family="text">
      <style:text-properties fo:font-style="normal" officeooo:rsid="00219afb" style:font-style-asian="normal" style:font-style-complex="normal"/>
    </style:style>
    <style:style style:name="T13" style:family="text">
      <style:text-properties fo:font-style="normal" officeooo:rsid="0021bd2e" style:font-style-asian="normal" style:font-style-complex="normal"/>
    </style:style>
    <style:style style:name="T14" style:family="text">
      <style:text-properties fo:font-style="normal" officeooo:rsid="0025d16c" style:font-style-asian="normal" style:font-style-complex="normal"/>
    </style:style>
    <style:style style:name="T15" style:family="text">
      <style:text-properties fo:font-style="normal" officeooo:rsid="0040d212" style:font-style-asian="normal" style:font-style-complex="normal"/>
    </style:style>
    <style:style style:name="T16" style:family="text">
      <style:text-properties fo:font-style="normal" officeooo:rsid="0070e8c1" style:font-style-asian="normal" style:font-style-complex="normal"/>
    </style:style>
    <style:style style:name="T17" style:family="text">
      <style:text-properties officeooo:rsid="0024c8ae"/>
    </style:style>
    <style:style style:name="T18" style:family="text">
      <style:text-properties officeooo:rsid="00406ebb"/>
    </style:style>
    <style:style style:name="T19" style:family="text">
      <style:text-properties officeooo:rsid="004a258c"/>
    </style:style>
    <style:style style:name="T20" style:family="text">
      <style:text-properties officeooo:rsid="004e63f0"/>
    </style:style>
    <style:style style:name="T21" style:family="text">
      <style:text-properties officeooo:rsid="00529ed9"/>
    </style:style>
    <style:style style:name="T22" style:family="text">
      <style:text-properties officeooo:rsid="00554fc1"/>
    </style:style>
    <style:style style:name="T23" style:family="text">
      <style:text-properties officeooo:rsid="005ac7d2"/>
    </style:style>
    <style:style style:name="T24" style:family="text">
      <style:text-properties officeooo:rsid="006ea227"/>
    </style:style>
    <style:style style:name="T25" style:family="text">
      <style:text-properties officeooo:rsid="007489a9"/>
    </style:style>
    <style:style style:name="T26" style:family="text">
      <style:text-properties officeooo:rsid="00750376"/>
    </style:style>
    <style:style style:name="T27" style:family="text">
      <style:text-properties officeooo:rsid="007ba9cf"/>
    </style:style>
    <style:style style:name="fr1" style:family="graphic" style:parent-style-name="Frame">
      <style:graphic-properties fo:margin-left="0.499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F8601 – Systèmes parallèles</text:p>
      <text:p text:style-name="P1"/>
      <text:p text:style-name="P1">Laboratoire 2 – Automne <text:span text:style-name="T10">2018</text:span></text:p>
      <text:p text:style-name="P1"/>
      <text:p text:style-name="P1">Optimisation de performance des systèmes hétérogènes</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Table_20_Contents"/>
          </table:table-cell>
        </table:table-row>
        <table:table-row>
          <table:table-cell table:style-name="Table2.A2" office:value-type="string">
            <text:p text:style-name="Table_20_Contents">Note finale /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Mise en situation</text:p>
      <text:p text:style-name="Text_20_body"><draw:frame draw:style-name="fr1" draw:name="Cadre1" text:anchor-type="paragraph" svg:x="12.291cm" svg:y="0cm" svg:width="5.3cm" draw:z-index="0"><draw:text-box fo:min-height="5.934cm"><text:p text:style-name="Illustration">Illustration <text:sequence text:ref-name="refIllustration0" text:name="Illustration" text:formula="ooow:Illustration+1" style:num-format="1">1</text:sequence>: Animation basée sur une série de Taylor</text:p></draw:text-box></draw:frame>Un chercheur en neurologie vous contacte pour l'aider dans sa recherche. Sa recherche porte sur la réaction du cerveau en lien avec les stimul<text:span text:style-name="T7">u</text:span>s visuels à haute fréquence. Il a entendu parler de vos connaissances approfondies en système<text:span text:style-name="T7">s</text:span> parallèle<text:span text:style-name="T7">s</text:span> et a besoin de votre aide pour concevoir une animation graphique basée sur une série de Taylor pour son protocole d'expérimentation. Un stagiaire a réalisé l'algorithme série. Or, les performances ne sont pas suffisantes pour l'expérience. <text:span text:style-name="T5">Il vous demande s'il est possible d'obtenir une meilleure performance en parallélisant cette animation</text:span>. Vous proposez de comparer la parallélisation du code avec <text:span text:style-name="T5">OpenMP</text:span> sur l'UCT d'un ordinateur à mémoire partagée de 4 processeurs à 2 fils <text:span text:style-name="T4">HyperThread</text:span> chacun et les performances obtenues avec <text:span text:style-name="T5">OpenCL</text:span> sur un processeur graphique.</text:p>
      <text:p text:style-name="Text_20_body">Avant de commencer, vous décidez d'évaluer l'effet d'erreurs de programmation courantes sur les performances d'un algorithme parallèle. Votre collègue vous suggère d'utiliser les <text:span text:style-name="T5">compteurs matériels</text:span> du processeur pour comprendre les causes exactes du comportement du système. </text:p>
      <text:p text:style-name="Heading_20_1_20_-_20_no_20_caption">Informations techniques</text:p>
      <text:list xml:id="list2478014708" text:style-name="L1">
        <text:list-item>
          <text:p text:style-name="P30">Répondez directement dans le questionnaire ODT avec LibreOffice ou OpenOffice.</text:p>
        </text:list-item>
        <text:list-item>
          <text:p text:style-name="P30">La correction se fera directement dans le document électronique <text:span text:style-name="T9">ODT.</text:span></text:p>
        </text:list-item>
        <text:list-item>
          <text:p text:style-name="P30">Le questionnaire rempli et le code doivent être remis par Moodle <text:span text:style-name="T5">dans une archive tar.gz :</text:span></text:p>
          <text:list>
            <text:list-item>
              <text:list>
                <text:list-item>
                  <text:p text:style-name="P31">Utilisez la commande « make dist » pour générer l'archive tar.gz.</text:p>
                </text:list-item>
                <text:list-item>
                  <text:p text:style-name="P31">Glissez le questionnaire rempli dans l'archive.</text:p>
                </text:list-item>
                <text:list-item>
                  <text:p text:style-name="P31">Pas de .zip, pas de .7z et pas de .tar : seulement le .tar.gz qui est généré par la commance « make dist » avec le rapport glissé à l'intérieur.</text:p>
                </text:list-item>
              </text:list>
            </text:list-item>
          </text:list>
        </text:list-item>
        <text:list-item>
          <text:p text:style-name="P30">Une seule personne de l'équipe doit effectuer la remise sur Moodle.</text:p>
        </text:list-item>
        <text:list-item>
          <text:p text:style-name="P32"><text:soft-page-break/>Vérifiez que l'archive remise contient tous les fichiers nécessaires.</text:p>
        </text:list-item>
        <text:list-item>
          <text:p text:style-name="P30">Avant la remise, faites <text:span text:style-name="technical">make clean</text:span> et supprimez les images.</text:p>
        </text:list-item>
        <text:list-item>
          <text:p text:style-name="P30">Pour obtenir les mesures de performance, compilez avec l'optimisation -O2 (valeur par défaut).</text:p>
        </text:list-item>
        <text:list-item>
          <text:p text:style-name="P33">Recommencez une expérience si vous jugez que les données sont anormales.</text:p>
        </text:list-item>
        <text:list-item>
          <text:p text:style-name="P33">Utilisez les machines du laboratoire pour obtenir vos résultats.</text:p>
        </text:list-item>
        <text:list-item>
          <text:p text:style-name="P34">10% de la note finale peut être enlevée pour la mauvaise qualité de la langue, soit 1% par faute.</text:p>
        </text:list-item>
        <text:list-item>
          <text:p text:style-name="P30"><text:span text:style-name="T1">La correction s'effectue avec l'option de compilation </text:span><text:span text:style-name="technical"><text:span text:style-name="T1">-Wall</text:span></text:span> (valeur par défaut).</text:p>
        </text:list-item>
        <text:list-item>
          <text:p text:style-name="P34">Le fichier README contient l'information à propos de l'environnement de développement.</text:p>
        </text:list-item>
      </text:list>
      <text:h text:style-name="Heading_20_1" text:outline-level="1">Analyse de performance</text:h>
      <text:p text:style-name="Text_20_body">L'analyse de performance porte sur un code effectuant un encodage trivial ROT-13 et qui en calcule la somme de contrôle. L'utilitaire s'appelle <text:span text:style-name="technical">encode</text:span>. En imbriquant un encodage et un décodage, la fonction identité est obtenue. Si les données ayant subi un encodage et un décodage ne correspondent pas aux données de départ, alors un problème existe dans l'algorithme. Dans ce cas-ci, l'encodage et le décodage sont effectués à répétition pour obtenir des mesures de performance. </text:p>
      <text:p text:style-name="P9">Deux techniques de mesure sont utilisées. La première est obtenue avec <text:span text:style-name="technical">getrusage</text:span>, un appel système fourni par Linux qui retourne le temps d'exécution utilisateur et système. Le temps écoulé est calculé avec <text:span text:style-name="technical">gettimeofday</text:span>, qui a une précision de la microseconde. Les statistiques pour une exécution sont écrites dans le fichier <text:span text:style-name="technical">stats-*.out</text:span> en format CSV. </text:p>
      <text:p text:style-name="P9">Cependant, cette information n'indique pas clairement la cause d'un problème de performance. Pour en savoir plus, les compteurs matériels du processeur peuvent être utilisés. Les compteurs disponibles varient selon le modèle du processeur. L'outil <text:span text:style-name="technical"><text:span text:style-name="T5">perf</text:span></text:span> est disponible avec Linux et est installé sur les ordinateurs du laboratoire. L'outil <text:span text:style-name="technical">perf</text:span> configure le processeur pour qu'il émette une interruption chaque fois qu'un compteur est incrémenté d'un certain nombre. Ainsi, il faut garder en tête qu'il s'agit d'une <text:span text:style-name="T5">méthode d'échantillonnage</text:span>. Il serait beaucoup trop coûteux de générer une interruption pour chaque instruction exécutée.</text:p>
      <text:p text:style-name="Text_20_body">Le tableau <text:sequence-ref text:reference-format="value" text:ref-name="refTable0">1</text:sequence-ref><text:s/>résume les commandes principales pour l'utilisation de <text:span text:style-name="technical">perf</text:span>.</text:p>
      <table:table table:name="Tableau1" table:style-name="Tableau1">
        <table:table-column table:style-name="Tableau1.A"/>
        <table:table-column table:style-name="Tableau1.B"/>
        <table:table-row>
          <table:table-cell table:style-name="Tableau1.A1" office:value-type="string">
            <text:p text:style-name="P6">Description</text:p>
          </table:table-cell>
          <table:table-cell table:style-name="Tableau1.B1" office:value-type="string">
            <text:p text:style-name="P6">Commande</text:p>
          </table:table-cell>
        </table:table-row>
        <table:table-row>
          <table:table-cell table:style-name="Tableau1.A2" office:value-type="string">
            <text:p text:style-name="P4">Lister les compteurs disponibles</text:p>
          </table:table-cell>
          <table:table-cell table:style-name="Tableau1.B2" office:value-type="string">
            <text:p text:style-name="P4"><text:span text:style-name="technical">perf list</text:span></text:p>
          </table:table-cell>
        </table:table-row>
        <table:table-row>
          <table:table-cell table:style-name="Tableau1.A2" office:value-type="string">
            <text:p text:style-name="P4">Tracer une application et obtenir les résultats. </text:p>
            <text:p text:style-name="P4">Plusieurs compteurs peuvent être spécifiés.</text:p>
          </table:table-cell>
          <table:table-cell table:style-name="Tableau1.B2" office:value-type="string">
            <text:p text:style-name="P4"><text:span text:style-name="technical">perf stat -e compteur1 app.exe</text:span></text:p>
          </table:table-cell>
        </table:table-row>
      </table:table>
      <text:p text:style-name="Table">Tableau <text:sequence text:ref-name="refTable0" text:name="Table" text:formula="ooow:Table+1" style:num-format="1">1</text:sequence>: Principales commandes de l'outil perf</text:p>
      <text:p text:style-name="Text_20_body">Le script <text:span text:style-name="technical">perf-encode.sh</text:span> permet d'obtenir les données de performance. Il nécessite environ 10 minutes d'exécution. Pour obtenir des résultats partiels, exécutez les commandes manuellement. Les fichiers produits par le script sont dans le répertoire <text:span text:style-name="technical">results</text:span>. Les résultats de la commande <text:span text:style-name="technical">benchmark</text:span> <text:soft-page-break/>se retrouvent dans le fichier <text:span text:style-name="technical">stats-*.out</text:span>. Un nouveau fichier est créé à chaque exécution. On se limite à 2 fils d'exécution pour les tests. Ceci est suffisant pour voir la tendance et limite le temps d'exécution des tests à un délai raisonnable. </text:p>
      <text:p text:style-name="Text_20_body">Vous devez implémenter la fonction <text:span text:style-name="technical">encode_fast</text:span> avec OpenMP. Le but est de faire en sorte que cette fonction soit plus rapide et/ou utilise moins d'instructions que toutes les autres, à un et 2 fils d'exécution. Pour y parvenir, il suffit de ne reproduire aucune des erreurs des fonctions lentes. Pour faire l'analyse complète, cette fonction doit être implémentée. La fonction doit passer avec succès la commande <text:span text:style-name="technical">make check</text:span>.</text:p>
      <text:p text:style-name="P10">Vous devez porter un diagnostic sur les 7 variantes des routines d'encodage du fichier <text:span text:style-name="technical">algo.c</text:span>. Utilisez la feuille de calcul <text:span text:style-name="T2">analyse-</text:span><text:span text:style-name="T3">encode</text:span><text:span text:style-name="T2">.ods</text:span> fournie pour obtenir vos résultats. <text:span text:style-name="T6">Vérifiez que les données importées dans la feuille de calcul sont correctement formatées selon la langue (0.2 vs 0,2). </text:span>Complétez le tableau <text:sequence-ref text:reference-format="value" text:ref-name="refTable1">2</text:sequence-ref><text:s/>à l'aide des résultats. Considérez les données obtenues pour 1 et 2 fils sur des processeurs physiques. <text:span text:style-name="T5">Remettez la feuille de calcul avec votre rapport</text:span>. Soyez bref<text:span text:style-name="T8">s</text:span> et précis. </text:p>
      <text:p text:style-name="Text_20_body">Les données comprennent aussi les résultats dans le cas où deux fils s'exécutent sur le même processeur simultanément, grâche à la technologie <text:span text:style-name="T4">simultaneous multithreading</text:span>, commercialisé sous le nom de <text:span text:style-name="T4">HyperThreading </text:span>par Intel. L'appel à <text:span text:style-name="T4">sched_setaffinity()</text:span> spécifie à l'ordonnanceur du système d'exploitation le processeur sur lequel un fil peut s'exécuter. Les processeurs 0 et 1 sont deux cœurs virtuels du même cœur physique, tandis que les processeurs 0 et 2 sont deux cœurs physiques distincts. Les fils virtuels partagent la même cache L1.</text:p>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Implémentation adéquate de la fonction <text:span text:style-name="technical">encode_fast</text:span>. La fonction doit être la plus rapide et/ou exécuter le moins d'instruction.</text:h>
          </table:table-cell>
          <table:table-cell table:style-name="Table3.A1" office:value-type="string">
            <text:p text:style-name="Text_20_body"/>
          </table:table-cell>
          <table:table-cell table:style-name="Table3.A1" office:value-type="string">
            <text:p text:style-name="Text_20_body"><text:s/>/ 2 pt</text:p>
          </table:table-cell>
        </table:table-row>
        <table:table-row>
          <table:table-cell table:style-name="Table3.A1" office:value-type="string">
            <text:h text:style-name="question" text:outline-level="2">Analyse du tableau <text:sequence-ref text:reference-format="value" text:ref-name="refTable1">2</text:sequence-ref>. Pour chaque erreur ou omission, 1pt sera soustrait. Remettez le tableur avec vos résultats. </text:h>
          </table:table-cell>
          <table:table-cell table:style-name="Table3.A1" office:value-type="string">
            <text:p text:style-name="Text_20_body"/>
          </table:table-cell>
          <table:table-cell table:style-name="Table3.A1" office:value-type="string">
            <text:p text:style-name="Text_20_body">/ 10 pt</text:p>
          </table:table-cell>
        </table:table-row>
        <table:table-row>
          <table:table-cell table:style-name="Table3.A1" office:value-type="string">
            <text:h text:style-name="question" text:outline-level="2">Résumez l'effet de l'HyperThreading pour les fonctions du programme encode.</text:h>
          </table:table-cell>
          <table:table-cell table:style-name="Table3.A1" office:value-type="string">
            <text:p text:style-name="Text_20_body"/>
          </table:table-cell>
          <table:table-cell table:style-name="Table3.A1" office:value-type="string">
            <text:p text:style-name="Text_20_body"><text:s/>/ 2 pt</text:p>
          </table:table-cell>
        </table:table-row>
        <table:table-row>
          <table:table-cell table:style-name="Table3.A1" office:value-type="string">
            <text:h text:style-name="question" text:outline-level="2">Considérez un cœur physique avec une infinité de cœur virtuels. Comment évoluerait les performances du programme encode s'il était exécuté avec un très grand nombre de fils d'exécution, chacun sur un cœur virtuel du même processeur physique?</text:h>
          </table:table-cell>
          <table:table-cell table:style-name="Table3.A1" office:value-type="string">
            <text:p text:style-name="Text_20_body"/>
          </table:table-cell>
          <table:table-cell table:style-name="Table3.A1" office:value-type="string">
            <text:p text:style-name="Text_20_body"><text:s/>/ 2 pt</text:p>
          </table:table-cell>
        </table:table-row>
      </table:table>
      <text:p text:style-name="Text_20_body"/>
      <table:table table:name="Tableau2" table:style-name="Tableau2">
        <table:table-column table:style-name="Tableau2.A"/>
        <table:table-column table:style-name="Tableau2.B"/>
        <table:table-column table:style-name="Tableau2.C"/>
        <table:table-column table:style-name="Tableau2.D"/>
        <table:table-column table:style-name="Tableau2.E"/>
        <table:table-header-rows>
          <table:table-row>
            <table:table-cell table:style-name="Tableau2.A1" office:value-type="string">
              <text:p text:style-name="P7">Fonction</text:p>
            </table:table-cell>
            <table:table-cell table:style-name="Tableau2.A1" office:value-type="string">
              <text:p text:style-name="P7">Performance affectée à 1 fil?</text:p>
            </table:table-cell>
            <table:table-cell table:style-name="Tableau2.A1" office:value-type="string">
              <text:p text:style-name="P7">Mise à l'échelle affectée?</text:p>
            </table:table-cell>
            <table:table-cell table:style-name="Tableau2.A1" office:value-type="string">
              <text:p text:style-name="P7">Erreur de programmation</text:p>
            </table:table-cell>
            <table:table-cell table:style-name="Tableau2.E1" office:value-type="string">
              <text:p text:style-name="P7">Explication du comportement</text:p>
            </table:table-cell>
          </table:table-row>
        </table:table-header-rows>
        <table:table-row>
          <table:table-cell table:style-name="Tableau2.A2" office:value-type="string">
            <text:p text:style-name="P4"><text:span text:style-name="technical">slow_a</text:span></text:p>
          </table:table-cell>
          <table:table-cell table:style-name="Tableau2.A2" office:value-type="string">
            <text:p text:style-name="P17">Non</text:p>
          </table:table-cell>
          <table:table-cell table:style-name="Tableau2.A2" office:value-type="string">
            <text:p text:style-name="P20">Non</text:p>
          </table:table-cell>
          <table:table-cell table:style-name="Tableau2.A2" office:value-type="string">
            <text:p text:style-name="P27">Le pointeur chunk est partagé par les threads. <text:span text:style-name="T24">Et ses champs ne sont pas stockés dans des variables locales.</text:span></text:p>
          </table:table-cell>
          <table:table-cell table:style-name="Tableau2.E2" office:value-type="string">
            <text:p text:style-name="P28">Le pointeur est déréférencé à chaque accès de champ, ce qui provoque le coût d’un accès cache au mieux, un accès mémoire au pire.</text:p>
          </table:table-cell>
        </table:table-row>
        <table:table-row>
          <table:table-cell table:style-name="Tableau2.A2" office:value-type="string">
            <text:p text:style-name="P4"><text:span text:style-name="technical">slow_b</text:span></text:p>
          </table:table-cell>
          <table:table-cell table:style-name="Tableau2.A2" office:value-type="string">
            <text:p text:style-name="P16">Non</text:p>
          </table:table-cell>
          <table:table-cell table:style-name="Tableau2.A2" office:value-type="string">
            <text:p text:style-name="P15">Oui</text:p>
          </table:table-cell>
          <table:table-cell table:style-name="Tableau2.A2" office:value-type="string">
            <text:p text:style-name="P14">Les deux lignes de la directive <text:span text:style-name="T4">SINGLE</text:span><text:span text:style-name="T11"> </text:span><text:span text:style-name="T15">pourraient</text:span><text:span text:style-name="T11"> être exécutées avant la section parallèle</text:span><text:span text:style-name="T14">. </text:span><text:span text:style-name="T16">De plus la barrière est inutile, puisque la directive no wait n’est pas présente</text:span><text:span text:style-name="T11">. De plus, si l'on observe la zone entre les deux barrières on se rend compte que </text:span><text:span text:style-name="T12">les fils d'exécutions vont tous travailler individuellement sur l'ensemble de la zone moins leur numéro d'identification. Le découpage de la zone de travail est donc très mauvais et </text:span><text:span text:style-name="T13">la parallélisation multiplie le travail total.</text:span></text:p>
          </table:table-cell>
          <table:table-cell table:style-name="Tableau2.E2" office:value-type="string">
            <text:p text:style-name="P21">Les fils d’exécution travaillent sur les mêmes données, <text:span text:style-name="T18">le travail global est donc augmenté</text:span>. <text:span text:style-name="T18">De plus, </text:span>la cache est invalidée fréquemment lors des écritures mémoires <text:span text:style-name="T18">sur deux cœurs différents (même si ce phénomène est réduit en utilisant deux fils sur le même cœur qui partagent la même cache).</text:span></text:p>
          </table:table-cell>
        </table:table-row>
        <table:table-row>
          <table:table-cell table:style-name="Tableau2.A2" office:value-type="string">
            <text:p text:style-name="P4"><text:span text:style-name="technical">slow_c</text:span></text:p>
          </table:table-cell>
          <table:table-cell table:style-name="Tableau2.A2" office:value-type="string">
            <text:p text:style-name="P16">Oui</text:p>
          </table:table-cell>
          <table:table-cell table:style-name="Tableau2.A2" office:value-type="string">
            <text:p text:style-name="P16">Oui</text:p>
          </table:table-cell>
          <table:table-cell table:style-name="Tableau2.A2" office:value-type="string">
            <text:p text:style-name="P5">P<text:span text:style-name="T17">robablement que d'utiliser une seule variable partagée tout au long du calcul de la somme de contrôle et de rendre chaque opération sur cette variable atomique ralentit le programme en ajoutant des opérations. Il serait plus judicieux que chaque fil d'exécution possède sa propre variable privée qu'il peut incrémenter librement puis de réaliser la somme totale après la zone parallèle.</text:span></text:p>
          </table:table-cell>
          <table:table-cell table:style-name="Tableau2.E2" office:value-type="string">
            <text:p text:style-name="P22">Une instruction atomique <text:span text:style-name="T19">ajoute un surcoût. Dans le meilleur des cas, le CPU fournit une opération atomique, sinon les verrous sont utilisés.</text:span></text:p>
          </table:table-cell>
        </table:table-row>
        <table:table-row>
          <table:table-cell table:style-name="Tableau2.A2" office:value-type="string">
            <text:p text:style-name="P4"><text:span text:style-name="technical">slow_d</text:span></text:p>
          </table:table-cell>
          <table:table-cell table:style-name="Tableau2.A2" office:value-type="string">
            <text:p text:style-name="P16">Oui</text:p>
          </table:table-cell>
          <table:table-cell table:style-name="Tableau2.A2" office:value-type="string">
            <text:p text:style-name="P16">Oui</text:p>
          </table:table-cell>
          <table:table-cell table:style-name="Tableau2.A2" office:value-type="string">
            <text:p text:style-name="P23">Même raison que slow_c.</text:p>
          </table:table-cell>
          <table:table-cell table:style-name="Tableau2.E2" office:value-type="string">
            <text:p text:style-name="P23">L’utilisation d’<text:span text:style-name="T20">une section critique est implémentée par des verrous. La prise de verrou et leur relâche engendre un coût supplémentaire.</text:span></text:p>
          </table:table-cell>
        </table:table-row>
        <text:soft-page-break/>
        <table:table-row>
          <table:table-cell table:style-name="Tableau2.A2" office:value-type="string">
            <text:p text:style-name="P4"><text:span text:style-name="technical">slow_e</text:span></text:p>
          </table:table-cell>
          <table:table-cell table:style-name="Tableau2.A2" office:value-type="string">
            <text:p text:style-name="P19">Oui</text:p>
          </table:table-cell>
          <table:table-cell table:style-name="Tableau2.A2" office:value-type="string">
            <text:p text:style-name="P19">Non</text:p>
          </table:table-cell>
          <table:table-cell table:style-name="Tableau2.A2" office:value-type="string">
            <text:p text:style-name="P24">L’accès à la mémoire est faite dans un ordre qui ne facilite pas <text:span text:style-name="T21">l’utilisation de la cache (l’indice i devrait varier dans la boucle la plus imbriquée).</text:span></text:p>
          </table:table-cell>
          <table:table-cell table:style-name="Tableau2.E2" office:value-type="string">
            <text:p text:style-name="P25">En parcourant le vecteur de cette façon, la localité spatiale n’est pas prise en compte et génère des fautes de cache. Ceci est vérifié par les résultats de performance qui montre un fort taux de faute de cache, <text:span text:style-name="T22">mais diminué lors de l’exécution sur un seul cœur (les deux fils virtuels utilisent la même cache).</text:span></text:p>
          </table:table-cell>
        </table:table-row>
        <table:table-row>
          <table:table-cell table:style-name="Tableau2.A2" office:value-type="string">
            <text:p text:style-name="P4"><text:span text:style-name="technical">slow_f</text:span></text:p>
          </table:table-cell>
          <table:table-cell table:style-name="Tableau2.A2" office:value-type="string">
            <text:p text:style-name="P16">Non</text:p>
          </table:table-cell>
          <table:table-cell table:style-name="Tableau2.A2" office:value-type="string">
            <text:p text:style-name="P18">Non</text:p>
          </table:table-cell>
          <table:table-cell table:style-name="Tableau2.A2" office:value-type="string">
            <text:p text:style-name="P26">Le <text:span text:style-name="T23">calcul n’est pas divisé de manière équitable (calcul des indices start et end).</text:span></text:p>
          </table:table-cell>
          <table:table-cell table:style-name="Tableau2.E2" office:value-type="string">
            <text:p text:style-name="P29">Un thread travaillera sur une plus grande partie des données qu’un autr<text:span text:style-name="T27">e.</text:span></text:p>
          </table:table-cell>
        </table:table-row>
      </table:table>
      <text:p text:style-name="Table">Tableau <text:sequence text:ref-name="refTable1" text:name="Table" text:formula="ooow:Table+1" style:num-format="1">2</text:sequence>: Analyse des problèmes de performance</text:p>
      <text:p text:style-name="Text_20_body"/>
      <text:h text:style-name="P12" text:outline-level="1">Parallélisation de l'animation</text:h>
      <text:p text:style-name="Text_20_body">L'application effectuant l'animation est <text:span text:style-name="technical">sinoscope</text:span>. Par défaut, cette application démarre une fenêtre OpenGL, affiche l'animation et le nombre d'images générées par seconde. Voici les commandes possibles. </text:p>
      <text:list xml:id="list4165713299" text:style-name="L2">
        <text:list-item>
          <text:p text:style-name="P35">q : quitter</text:p>
        </text:list-item>
        <text:list-item>
          <text:p text:style-name="P35">1 : utiliser la librairie série</text:p>
        </text:list-item>
        <text:list-item>
          <text:p text:style-name="P35">2 : utiliser la librairie OpenMP à 8 fils</text:p>
        </text:list-item>
        <text:list-item>
          <text:p text:style-name="P35">3 : utiliser la librairie OpenCL</text:p>
        </text:list-item>
        <text:list-item>
          <text:p text:style-name="P35">Espace : activer ou désactiver l'affichage</text:p>
        </text:list-item>
      </text:list>
      <text:p text:style-name="P8">Vous devez implémenter la fonction <text:span text:style-name="T2">sinoscope_image_openmp</text:span> et la fonction <text:span text:style-name="T2">sinoscope_image_opencl</text:span> à partir de la version série. </text:p>
      <text:p text:style-name="Heading_20_2">OpenMP</text:p>
      <table:table table:name="Tableau3" table:style-name="Tableau3">
        <table:table-column table:style-name="Tableau3.A"/>
        <table:table-column table:style-name="Tableau3.B"/>
        <table:table-column table:style-name="Tableau3.C"/>
        <table:table-row>
          <table:table-cell table:style-name="Tableau3.A1" office:value-type="string">
            <text:h text:style-name="question" text:outline-level="2">L'implémentation de la fonction <text:span text:style-name="T2">sinoscope</text:span><text:span text:style-name="technical">_image_openmp</text:span> consiste à réutiliser directement le code série et l'adapter pour OpenMP. Ne modifiez pas la fonction série d'origine. Expliquez ce que vous avez modifié à la fonction pour l'adapter à OpenMP et améliorer sa performance. </text:h>
          </table:table-cell>
          <table:table-cell table:style-name="Tableau3.B1" office:value-type="string">
            <text:p text:style-name="Text_20_body"/>
          </table:table-cell>
          <table:table-cell table:style-name="Tableau3.C1" office:value-type="string">
            <text:p text:style-name="Text_20_body"><text:s/>/ 4pt</text:p>
          </table:table-cell>
        </table:table-row>
        <table:table-row>
          <table:table-cell table:style-name="Tableau3.A2" office:value-type="string">
            <text:h text:style-name="question" text:outline-level="2">Une fois le code parallélisé, il se peut que l'image ne soit pas conforme, qu'il y ait du bruit. Vous devez trouver la cause. Il s'agit d'un problème non déterministe que vous ne pourrez pas reproduire avec un débogueur interactif. Quelle stratégie utiliserez-vous pour trouver efficacement le problème? Une fois le problème trouvé, comparez le nombre d'images par seconde obtenu avant et après la correction du bogue. Expliquez votre démarche, l'erreur et les résultats.</text:h>
          </table:table-cell>
          <table:table-cell table:style-name="Tableau3.B2" office:value-type="string">
            <text:p text:style-name="Text_20_body"/>
          </table:table-cell>
          <table:table-cell table:style-name="Tableau3.C2" office:value-type="string">
            <text:p text:style-name="Text_20_body"><text:s/>/ 4pt</text:p>
          </table:table-cell>
        </table:table-row>
      </table:table>
      <text:p text:style-name="Heading_20_2">OpenCL</text:p>
      <table:table table:name="Tableau4" table:style-name="Tableau4">
        <table:table-column table:style-name="Tableau4.A"/>
        <table:table-column table:style-name="Tableau4.B"/>
        <table:table-column table:style-name="Tableau4.C"/>
        <table:table-row>
          <table:table-cell table:style-name="Tableau4.A1" office:value-type="string">
            <text:h text:style-name="question" text:outline-level="2">Dans le cas de la fonction <text:span text:style-name="technical">sinoscope_image_opencl</text:span>, le code permettant d'initialiser l'environnement OpenCL et de charger le noyau de calcul est déjà implémenté pour sauver du temps. Les commentaires dans le code indiquent la marche à suivre. Faites un court résumé de vos choix d'implémentation. </text:h>
          </table:table-cell>
          <table:table-cell table:style-name="Tableau4.B1" office:value-type="string">
            <text:p text:style-name="Text_20_body"/>
          </table:table-cell>
          <table:table-cell table:style-name="Tableau4.C1" office:value-type="string">
            <text:p text:style-name="Text_20_body"><text:s/>/ 4pt</text:p>
          </table:table-cell>
        </table:table-row>
      </table:table>
      <text:p text:style-name="Heading_20_2"><text:soft-page-break/>Qualité du code</text:p>
      <table:table table:name="Tableau5" table:style-name="Tableau5">
        <table:table-column table:style-name="Tableau5.A"/>
        <table:table-column table:style-name="Tableau5.B"/>
        <table:table-column table:style-name="Tableau5.C"/>
        <table:table-row>
          <table:table-cell table:style-name="Tableau5.A1" office:value-type="string">
            <text:h text:style-name="question" text:outline-level="2">Qualité du code : aucun avertissement de compilation, gestion des codes d'erreurs, aucune fuite de mémoire (sauf celle liée à OpenGL).</text:h>
          </table:table-cell>
          <table:table-cell table:style-name="Tableau5.B1" office:value-type="string">
            <text:p text:style-name="Text_20_body"/>
          </table:table-cell>
          <table:table-cell table:style-name="Tableau5.C1" office:value-type="string">
            <text:p text:style-name="Text_20_body"><text:s/>/ 4pt</text:p>
          </table:table-cell>
        </table:table-row>
      </table:table>
      <text:h text:style-name="Heading_20_1" text:outline-level="1">Analyse des performances de sinoscope</text:h>
      <text:p text:style-name="Text_20_body">L'évaluation de performance de sinoscope se fait en deux étapes. La première est pour évaluer le surcoût lié au lancement d'un calcul selon la librairie. En lançant un petit calcul, on mesure le temps mis à lancer les fils d'exécution dans le cas de OpenMP ou le kernel dans le cas de OpenCL.La seconde évaluation porte sur le débit de calcul de chaque librairie. Dans ce cas, une image de grande complexité est calculée. Les résultats sont produits dans un fichier <text:span text:style-name="T2">sinoscope-*.out</text:span> dans le répertoire courant. Utilisez la feuille de calcul <text:span text:style-name="T2">analyse-sinoscope.ods</text:span> pour le calcul des performance.</text:p>
      <text:p text:style-name="Heading_20_2">Étape 1 : Surcoût du lancement</text:p>
      <text:p text:style-name="Text_20_body">Exécutez la commande suivante :</text:p>
      <text:p text:style-name="P11">./src/sinoscope --cmd benchmark --iter 1000000 --width 1 --height 1 –taylor 0</text:p>
      <text:p text:style-name="Text_20_body">Importer les résultats produits dans la feuille de calcul « demarrage ».</text:p>
      <text:p text:style-name="Heading_20_2">Étape 2 : Débit de calcul</text:p>
      <text:p text:style-name="Text_20_body">Exécutez la commande suivante (le temps d'exécution est d'environ 15 minutes) :</text:p>
      <text:p text:style-name="P11">./src/sinoscope --cmd benchmark --iter 5 --width 1024 --height 1024 --taylor 1000</text:p>
      <text:p text:style-name="Text_20_body">Importer les résultats produits dans la feuille de calcul « debit ».</text:p>
      <table:table table:name="Tableau6" table:style-name="Tableau6">
        <table:table-column table:style-name="Tableau6.A"/>
        <table:table-column table:style-name="Tableau6.B"/>
        <table:table-column table:style-name="Tableau6.C"/>
        <table:table-row>
          <table:table-cell table:style-name="Tableau6.A1" office:value-type="string">
            <text:h text:style-name="question" text:outline-level="2">Interprétez les résultats obtenus. Remettez le tableur avec vos résultats.</text:h>
          </table:table-cell>
          <table:table-cell table:style-name="Tableau6.B1" office:value-type="string">
            <text:p text:style-name="Text_20_body"/>
          </table:table-cell>
          <table:table-cell table:style-name="Tableau6.C1" office:value-type="string">
            <text:p text:style-name="Text_20_body"><text:s/>/ 4 pt</text:p>
          </table:table-cell>
        </table:table-row>
        <table:table-row>
          <table:table-cell table:style-name="Tableau6.A1" office:value-type="string">
            <text:h text:style-name="question" text:outline-level="2">À partir de quelle superficie d'image vaut-il mieux utiliser OpenCL et la carte graphique à la place du processeur avec OpenMP à 8 fils?</text:h>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Dans quelles circonstances utiliseriez-vous OpenMP ou OpenCL? Donnez un exemple.</text:h>
          </table:table-cell>
          <table:table-cell table:style-name="Tableau6.B3" office:value-type="string">
            <text:p text:style-name="Text_20_body"/>
          </table:table-cell>
          <table:table-cell table:style-name="Tableau6.C3" office:value-type="string">
            <text:p text:style-name="Text_20_body"><text:s/>/ 2 pt</text:p>
          </table:table-cell>
        </table:table-row>
      </table:table>
      <text:h text:style-name="P13"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3</text:p>
          </table:table-cell>
          <table:table-cell table:style-name="Résultats.B1" table:formula="ooow:&lt;Table3.B1&gt;+&lt;Table3.B2&gt;+&lt;Table3.B3&gt;+&lt;Tableau3.B1&gt;+&lt;Tableau3.B2&gt;+&lt;Tableau4.B1&gt;+&lt;Tableau5.B1&gt;+&lt;Tableau6.B1&gt;+&lt;Tableau6.B2&gt;+&lt;Tableau6.B3&gt;+&lt;Table3.B4&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2" office:value-type="string">
            <text:p text:style-name="Table_20_Contents">0</text:p>
          </table:table-cell>
        </table:table-row>
        <table:table-row>
          <table:table-cell table:style-name="Résultats.A4"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1"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fo:text-align="justify" style:justify-single-word="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1.896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021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INF8601 – Systèmes parallèles - Laboratoire 2<text:tab/><text:tab/><text:page-number text:select-page="current">8</text:page-number>/<text:page-count>8</text:page-count></text:p>
      </style:footer>
    </style:master-page>
    <style:master-page style:name="standard_20_paysage" style:display-name="standard pays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1-09-17T13:42:32</meta:creation-date>
    <meta:editing-duration>PT20H35M7S</meta:editing-duration>
    <meta:editing-cycles>490</meta:editing-cycles>
    <meta:generator>LibreOffice/5.4.7.2$Windows_X86_64 LibreOffice_project/c838ef25c16710f8838b1faec480ebba495259d0</meta:generator>
    <dc:date>2018-10-22T18:20:52.674000000</dc:date>
    <meta:document-statistic meta:table-count="9" meta:image-count="0" meta:object-count="0" meta:page-count="8" meta:paragraph-count="136" meta:word-count="2063" meta:character-count="12884" meta:non-whitespace-character-count="10976"/>
  </office:meta>
</office:document-meta>
</file>